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list-style-name="WWNum1">
      <style:paragraph-properties fo:line-height="150%" fo:text-align="justify" style:justify-single-word="false"/>
      <style:text-properties officeooo:paragraph-rsid="00117df1"/>
    </style:style>
    <style:style style:name="P3" style:family="paragraph" style:parent-style-name="Standard" style:list-style-name="WWNum1">
      <style:paragraph-properties fo:line-height="150%" fo:text-align="justify" style:justify-single-word="false"/>
      <style:text-properties style:font-name="Times New Roman" fo:font-size="11pt" style:font-size-asian="11pt" style:font-size-complex="11pt"/>
    </style:style>
    <style:style style:name="P4" style:family="paragraph" style:parent-style-name="Standard" style:list-style-name="WWNum1">
      <style:paragraph-properties fo:line-height="150%" fo:text-align="justify" style:justify-single-word="false"/>
      <style:text-properties style:font-name="Times New Roman" fo:font-size="11pt" officeooo:paragraph-rsid="00117df1" style:font-size-asian="11pt" style:font-size-complex="11pt"/>
    </style:style>
    <style:style style:name="P5" style:family="paragraph" style:parent-style-name="Standard" style:list-style-name="WWNum1">
      <style:paragraph-properties fo:line-height="150%" fo:text-align="justify" style:justify-single-word="false"/>
      <style:text-properties style:font-name="Times New Roman" fo:font-size="11pt" officeooo:paragraph-rsid="0013245a" style:font-size-asian="11pt" style:font-size-complex="11pt"/>
    </style:style>
    <style:style style:name="P6" style:family="paragraph" style:parent-style-name="Standard" style:list-style-name="WWNum1">
      <style:paragraph-properties fo:line-height="150%" fo:text-align="justify" style:justify-single-word="false"/>
      <style:text-properties style:font-name="Times New Roman" fo:font-size="11pt" officeooo:rsid="001701a9" officeooo:paragraph-rsid="001701a9" style:font-size-asian="11pt" style:font-size-complex="11pt"/>
    </style:style>
    <style:style style:name="P7" style:family="paragraph" style:parent-style-name="Standard" style:list-style-name="WWNum1">
      <style:paragraph-properties fo:line-height="150%" fo:text-align="justify" style:justify-single-word="false"/>
      <style:text-properties officeooo:rsid="00118ceb" officeooo:paragraph-rsid="00118ceb"/>
    </style:style>
    <style:style style:name="P8" style:family="paragraph" style:parent-style-name="Standard" style:list-style-name="WWNum1">
      <style:paragraph-properties fo:line-height="150%" fo:text-align="justify" style:justify-single-word="false"/>
      <style:text-properties officeooo:rsid="0011ebbd" officeooo:paragraph-rsid="0011ebbd"/>
    </style:style>
    <style:style style:name="P9" style:family="paragraph" style:parent-style-name="Heading_20_1" style:master-page-name="Standard">
      <style:paragraph-properties fo:line-height="150%" fo:text-align="justify" style:justify-single-word="false" style:page-number="auto"/>
    </style:style>
    <style:style style:name="P10" style:family="paragraph" style:parent-style-name="Heading_20_2">
      <style:paragraph-properties fo:line-height="150%" fo:text-align="justify" style:justify-single-word="false"/>
    </style:style>
    <style:style style:name="P11" style:family="paragraph" style:parent-style-name="List_20_Paragraph" style:list-style-name="WWNum1">
      <style:paragraph-properties fo:line-height="150%" fo:text-align="justify" style:justify-single-word="false"/>
    </style:style>
    <style:style style:name="P12" style:family="paragraph" style:parent-style-name="List_20_Paragraph" style:list-style-name="WWNum1">
      <style:paragraph-properties fo:line-height="150%" fo:text-align="justify" style:justify-single-word="false"/>
      <style:text-properties officeooo:paragraph-rsid="000f8863"/>
    </style:style>
    <style:style style:name="T1" style:family="text">
      <style:text-properties fo:font-style="italic" style:font-style-asian="italic"/>
    </style:style>
    <style:style style:name="T2" style:family="text">
      <style:text-properties officeooo:rsid="00117df1"/>
    </style:style>
    <style:style style:name="T3" style:family="text">
      <style:text-properties style:font-name="Times New Roman" fo:font-size="11pt" style:font-size-asian="11pt" style:font-size-complex="11pt"/>
    </style:style>
    <style:style style:name="T4" style:family="text">
      <style:text-properties style:font-name="Times New Roman" fo:font-size="11pt" officeooo:rsid="00117df1" style:font-size-asian="11pt" style:font-size-complex="11pt"/>
    </style:style>
    <style:style style:name="T5" style:family="text">
      <style:text-properties style:font-name="Times New Roman" fo:font-size="11pt" officeooo:rsid="0013a2bb" style:font-size-asian="11pt" style:font-size-complex="11pt"/>
    </style:style>
    <style:style style:name="T6" style:family="text">
      <style:text-properties style:font-name="Times New Roman" fo:font-size="11pt" officeooo:rsid="0015c528" style:font-size-asian="11pt" style:font-size-complex="11pt"/>
    </style:style>
    <style:style style:name="T7" style:family="text">
      <style:text-properties officeooo:rsid="0015c5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GoBack"/>M1 Computer Science – Session 3: Law and Technology </text:h>
      <text:p text:style-name="P1"/>
      <text:h text:style-name="P10" text:outline-level="2">PART 1 Technical issues – <text:a xlink:type="simple" xlink:href="http://www.newscientist.com/article/mg21628966.400-how-does-a-traffic-cop-ticket-a-driverless-car.html" text:style-name="Internet_20_link" text:visited-style-name="Visited_20_Internet_20_Link">How Does A Traffic Cop Ticket A Driverless Car</text:a>?</text:h>
      <text:list xml:id="list5767674947731474946" text:style-name="WWNum1">
        <text:list-item>
          <text:p text:style-name="P11">Explain how self-driving vehicles interact with physical infrastructure.</text:p>
          <text:p text:style-name="P3"><text:span text:style-name="T2">They use sensor, </text:span>stored maps <text:span text:style-name="T2">and/</text:span>or communications from other vehicles</text:p>
        </text:list-item>
        <text:list-item>
          <text:p text:style-name="P11">On what conditions are self-driving vehicles legal in certain US states?</text:p>
          <text:p text:style-name="P4"><text:span text:style-name="T2">Human presence, do not necessarily prohibit vehicles </text:span>from steering, braking and accelerating by themselves</text:p>
        </text:list-item>
        <text:list-item>
          <text:p text:style-name="P11">What do you think the “driver” should be legally bound to do?</text:p>
          <text:p text:style-name="P7"><text:span text:style-name="T3">Nothing, he is just a passenger of a self-driving car. The title of driver mean he is the one that should try to correct the car when it do a mistake.</text:span></text:p>
        </text:list-item>
        <text:list-item>
          <text:p text:style-name="P11">What is your answer to the “futuristic legal questions”? (How do you ticket a robot? Who should pay? Can it drive by different rules of the road?)</text:p>
          <text:p text:style-name="P7"><text:span text:style-name="T4">If the mistake come from one of the sensor, then the company who made this device should pay. </text:span><text:span text:style-name="T3">I</text:span><text:span text:style-name="T4">f the issue come from the program then the company who write the code. </text:span><text:span text:style-name="T3">If the driver use the manual control and cause an accident then he should pay, if he is still alive.</text:span></text:p>
        </text:list-item>
        <text:list-item>
          <text:p text:style-name="P11">Data protection: comment on the privacy notices printed on the sides of vehicles. Give other solutions to address the problem.</text:p>
          <text:p text:style-name="P8"><text:span text:style-name="T4">I</text:span><text:span text:style-name="T3">nformation thought movies, series and studying in school.</text:span></text:p>
        </text:list-item>
        <text:list-item>
          <text:p text:style-name="P11">Comment on the technical requirements for self-driving vehicles. What do you think of the “potential to save lives”?</text:p>
          <text:p text:style-name="P7"><text:span text:style-name="T4">A </text:span><text:span text:style-name="T3">computer and a bunch of sensors have better and faster reflex than any human, if they are use and program correctly. With this reflex the car can slow down sooner and avoid an accident. </text:span></text:p>
          <text:p text:style-name="P7"><text:span text:style-name="T3">A computer do not need to sleep so a self-driving car can drive for days and nights without any issues except for gasoline.</text:span></text:p>
        </text:list-item>
        <text:list-item>
          <text:p text:style-name="P11">What would it take for you to feel safe in such a car as a passenger, in another car on the same road, or as a pedestrian?</text:p>
          <text:p text:style-name="P7"><text:soft-page-break/><text:span text:style-name="T4">T</text:span><text:span text:style-name="T3">ime. With time will come accident and with accident will come improvement. With improvement will come fewer accident and with fewer accident will come the feeling of safeness.</text:span></text:p>
        </text:list-item>
      </text:list>
      <text:h text:style-name="P10" text:outline-level="2">PART 2 Ethical issues – <text:a xlink:type="simple" xlink:href="http://www.msnbc.msn.com/id/32545640" text:style-name="Internet_20_link" text:visited-style-name="Visited_20_Internet_20_Link">Predpol</text:a></text:h>
      <text:list xml:id="list161948970736147" text:continue-numbering="true" text:style-name="WWNum1">
        <text:list-item>
          <text:p text:style-name="P11">Browse the file devoted to Predpol and take notes on all documents (articles, videos, diagrams…). Identify key information, as well as information that is specific to each document.</text:p>
          <text:p text:style-name="P2"><text:span text:style-name="T4">T</text:span></text:p>
        </text:list-item>
        <text:list-item>
          <text:p text:style-name="P11">What type of crime does the program target and what is it designed to do? </text:p>
          <text:p text:style-name="P5"><text:span text:style-name="T7">Predpol target </text:span>property crimes, drug incidents, gang activity, gun violence, burglaries and robberies, as well as traffic accidents. </text:p>
        </text:list-item>
        <text:list-item>
          <text:p text:style-name="P12"><text:s/>How does the algorithm work?</text:p>
          <text:p text:style-name="P2"><text:span text:style-name="T6">The algorithm u</text:span><text:span text:style-name="T4">s</text:span><text:span text:style-name="T6">e </text:span><text:span text:style-name="T4">past type, place, time of crime and n criminal behavior patterns, </text:span><text:span text:style-name="T6">to return</text:span><text:span text:style-name="T4"> crime predictions for the places and times that crimes are most likely to occur. </text:span></text:p>
        </text:list-item>
        <text:list-item>
          <text:p text:style-name="P11"><text:s/>What is the difference between this system and the fictional one in the movie <text:span text:style-name="T1">Minority Report</text:span>? </text:p>
          <text:p text:style-name="P2"><text:span text:style-name="T4">T</text:span><text:span text:style-name="T5">his system give an area in which a crime might occur, in Minority Report they can saw the crime, where and when it will be commit.</text:span></text:p>
        </text:list-item>
        <text:list-item>
          <text:p text:style-name="P11">What are the strengths and weaknesses of such a system? </text:p>
          <text:p text:style-name="P4"><text:span text:style-name="T2">T</text:span></text:p>
          <text:p text:style-name="P6">If one criminal with informatics knowledge find the algorithm and the data use by Predpol, he can do a crime in a zone where Predpol will not think a crime will appear.</text:p>
        </text:list-item>
        <text:list-item>
          <text:p text:style-name="P11">Can you give other examples of technical advances that can raise legal issues?</text:p>
          <text:p text:style-name="P4"><text:span text:style-name="T2">T</text:span></text:p>
        </text:list-item>
      </text:list>
      <text:h text:style-name="P10" text:outline-level="2">Part 3 Writing – Arising issues</text:h>
      <text:list xml:id="list161949417590227" text:continue-numbering="true" text:style-name="WWNum1">
        <text:list-item>
          <text:p text:style-name="P11">Write a 300-word-report on all documents. Insist on new aspects and arising legal issues, as well as on the “pros and cons” (opportunities for genuine <text:bookmark-end text:name="_GoBack"/>improvement vs potential risks and dilemmas)</text:p>
          <text:p text:style-name="P4"><text:soft-page-break/><text:span text:style-name="T2">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style:style>
    <style:style style:name="Default_20_Paragraph_20_Font" style:display-name="Default Paragraph Font" style:family="text"/>
    <style:style style:name="Titre_20_2_20_Car" style:display-name="Titre 2 C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re_20_1_20_Car" style:display-name="Titre 1 C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Arial" fo:font-family="Arial" style:font-family-generic="roman" style:font-pitch="variable"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429cm" fo:margin-bottom="2.499cm" fo:margin-left="2.499cm" fo:margin-right="2.499cm" style:writing-mode="lr-tb" style:layout-grid-color="#c0c0c0" style:layout-grid-lines="2577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meta:initial-creator>
    <meta:editing-cycles>35</meta:editing-cycles>
    <meta:creation-date>2013-01-07T16:54:00</meta:creation-date>
    <dc:date>2016-09-29T16:19:47.529000000</dc:date>
    <meta:editing-duration>PT2H15M17S</meta:editing-duration>
    <meta:generator>LibreOffice/5.0.6.3$Windows_x86 LibreOffice_project/490fc03b25318460cfc54456516ea2519c11d1aa</meta:generator>
    <meta:document-statistic meta:table-count="0" meta:image-count="0" meta:object-count="0" meta:page-count="3" meta:paragraph-count="34" meta:word-count="597" meta:character-count="3392" meta:non-whitespace-character-count="28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